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H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4" table:formula="of:=IF(ISBLANK([$'functions.hpp'.H4]);&quot;&quot;;&quot;✓&quot;)">
            <text:p/>
          </table:table-cell>
          <table:table-cell table:style-name="ce4" table:formula="of:=IF(ISBLANK([$'functions.hpp'.I4]);&quot;&quot;;&quot;✓&quot;)">
            <text:p/>
          </table:table-cell>
          <table:table-cell table:style-name="ce4" table:number-columns-repeated="2"/>
          <table:table-cell table:style-name="ce2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4" table:formula="of:=IF(ISBLANK([$'functions.hpp'.H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4" table:formula="of:=IF(ISBLANK([$'functions.hpp'.H6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H7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4" table:formula="of:=IF(ISBLANK([$'functions.hpp'.H8]);&quot;&quot;;&quot;✓&quot;)">
            <text:p/>
          </table:table-cell>
          <table:table-cell table:style-name="ce4" table:formula="of:=IF(ISBLANK([$'functions.hpp'.I8]);&quot;&quot;;&quot;✓&quot;)">
            <text:p/>
          </table:table-cell>
          <table:table-cell table:style-name="ce4" table:number-columns-repeated="2"/>
          <table:table-cell table:style-name="ce2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4" table:formula="of:=IF(ISBLANK([$'functions.hpp'.H9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4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4" table:formula="of:=IF(ISBLANK([$'functions.hpp'.H12]);&quot;&quot;;&quot;✓&quot;)">
            <text:p/>
          </table:table-cell>
          <table:table-cell table:style-name="ce4" table:formula="of:=IF(ISBLANK([$'functions.hpp'.I12]);&quot;&quot;;&quot;✓&quot;)">
            <text:p/>
          </table:table-cell>
          <table:table-cell table:style-name="ce4" table:number-columns-repeated="2"/>
          <table:table-cell table:style-name="ce2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4" table:formula="of:=IF(ISBLANK([$'functions.hpp'.H13]);&quot;&quot;;&quot;✓&quot;)">
            <text:p/>
          </table:table-cell>
          <table:table-cell table:style-name="ce4" table:formula="of:=IF(ISBLANK([$'functions.hpp'.I13]);&quot;&quot;;&quot;✓&quot;)">
            <text:p/>
          </table:table-cell>
          <table:table-cell table:style-name="ce4" table:number-columns-repeated="2"/>
          <table:table-cell table:style-name="ce2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4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4" table:formula="of:=IF(ISBLANK([$'functions.hpp'.H16]);&quot;&quot;;&quot;✓&quot;)">
            <text:p/>
          </table:table-cell>
          <table:table-cell table:style-name="ce4" table:formula="of:=IF(ISBLANK([$'functions.hpp'.I16]);&quot;&quot;;&quot;✓&quot;)">
            <text:p/>
          </table:table-cell>
          <table:table-cell table:style-name="ce4" table:number-columns-repeated="2"/>
          <table:table-cell table:style-name="ce2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4" table:formula="of:=IF(ISBLANK([$'functions.hpp'.H19]);&quot;&quot;;&quot;✓&quot;)">
            <text:p/>
          </table:table-cell>
          <table:table-cell table:style-name="ce4" table:formula="of:=IF(ISBLANK([$'functions.hpp'.I19]);&quot;&quot;;&quot;✓&quot;)">
            <text:p/>
          </table:table-cell>
          <table:table-cell table:style-name="ce4" table:number-columns-repeated="2"/>
          <table:table-cell table:style-name="ce2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4" table:formula="of:=IF(ISBLANK([$'functions.hpp'.H21]);&quot;&quot;;&quot;✓&quot;)">
            <text:p/>
          </table:table-cell>
          <table:table-cell table:style-name="ce4" table:formula="of:=IF(ISBLANK([$'functions.hpp'.I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4" table:formula="of:=IF(ISBLANK([$'functions.hpp'.H22]);&quot;&quot;;&quot;✓&quot;)">
            <text:p/>
          </table:table-cell>
          <table:table-cell table:style-name="ce4" table:formula="of:=IF(ISBLANK([$'functions.hpp'.I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4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4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4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4" table:formula="of:=IF(ISBLANK([$'functions.hpp'.H26]);&quot;&quot;;&quot;✓&quot;)">
            <text:p/>
          </table:table-cell>
          <table:table-cell table:style-name="ce4" table:formula="of:=IF(ISBLANK([$'functions.hpp'.I26]);&quot;&quot;;&quot;✓&quot;)">
            <text:p/>
          </table:table-cell>
          <table:table-cell table:style-name="ce4" table:number-columns-repeated="2"/>
          <table:table-cell table:style-name="ce2" table:formula="of:=([.C25]=&quot;✓&quot;)+([.D25]=&quot;✓&quot;)+([.E25]=&quot;✓&quot;)+([.F2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H27]);&quot;&quot;;&quot;✓&quot;)">
            <text:p/>
          </table:table-cell>
          <table:table-cell table:style-name="ce4" table:formula="of:=IF(ISBLANK([$'functions.hpp'.I27]);&quot;&quot;;&quot;✓&quot;)">
            <text:p/>
          </table:table-cell>
          <table:table-cell table:style-name="ce4" table:number-columns-repeated="2"/>
          <table:table-cell table:style-name="ce2" table:formula="of:=([.C26]=&quot;✓&quot;)+([.D26]=&quot;✓&quot;)+([.E26]=&quot;✓&quot;)+([.F2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4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4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H29]);&quot;&quot;;&quot;✓&quot;)">
            <text:p/>
          </table:table-cell>
          <table:table-cell table:style-name="ce4" table:formula="of:=IF(ISBLANK([$'functions.hpp'.I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4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4" table:formula="of:=IF(ISBLANK([$'functions.hpp'.H33]);&quot;&quot;;&quot;✓&quot;)">
            <text:p/>
          </table:table-cell>
          <table:table-cell table:style-name="ce4" table:formula="of:=IF(ISBLANK([$'functions.hpp'.I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4" table:formula="of:=IF(ISBLANK([$'functions.hpp'.H34]);&quot;&quot;;&quot;✓&quot;)">
            <text:p/>
          </table:table-cell>
          <table:table-cell table:style-name="ce4" table:formula="of:=IF(ISBLANK([$'functions.hpp'.I34]);&quot;&quot;;&quot;✓&quot;)">
            <text:p/>
          </table:table-cell>
          <table:table-cell table:style-name="ce4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4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4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4" table:formula="of:=IF(ISBLANK([$'functions.hpp'.H37]);&quot;&quot;;&quot;✓&quot;)">
            <text:p/>
          </table:table-cell>
          <table:table-cell table:style-name="ce4" table:formula="of:=IF(ISBLANK([$'functions.hpp'.I37]);&quot;&quot;;&quot;✓&quot;)">
            <text:p/>
          </table:table-cell>
          <table:table-cell table:style-name="ce4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H38]);&quot;&quot;;&quot;✓&quot;)">
            <text:p/>
          </table:table-cell>
          <table:table-cell table:style-name="ce4" table:formula="of:=IF(ISBLANK([$'functions.hpp'.I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4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4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4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H43]);&quot;&quot;;&quot;✓&quot;)">
            <text:p/>
          </table:table-cell>
          <table:table-cell table:style-name="ce4" table:formula="of:=IF(ISBLANK([$'functions.hpp'.I43]);&quot;&quot;;&quot;✓&quot;)">
            <text:p/>
          </table:table-cell>
          <table:table-cell table:style-name="ce4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4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4" table:formula="of:=IF(ISBLANK([$'functions.hpp'.H45]);&quot;&quot;;&quot;✓&quot;)">
            <text:p/>
          </table:table-cell>
          <table:table-cell table:style-name="ce4" table:formula="of:=IF(ISBLANK([$'functions.hpp'.I45]);&quot;&quot;;&quot;✓&quot;)">
            <text:p/>
          </table:table-cell>
          <table:table-cell table:style-name="ce4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4" table:formula="of:=IF(ISBLANK([$'functions.hpp'.H46]);&quot;&quot;;&quot;✓&quot;)">
            <text:p/>
          </table:table-cell>
          <table:table-cell table:style-name="ce4" table:formula="of:=IF(ISBLANK([$'functions.hpp'.I46]);&quot;&quot;;&quot;✓&quot;)">
            <text:p/>
          </table:table-cell>
          <table:table-cell table:style-name="ce4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4" table:formula="of:=IF(ISBLANK([$'functions.hpp'.H47]);&quot;&quot;;&quot;✓&quot;)">
            <text:p/>
          </table:table-cell>
          <table:table-cell table:style-name="ce4" table:formula="of:=IF(ISBLANK([$'functions.hpp'.I47]);&quot;&quot;;&quot;✓&quot;)">
            <text:p/>
          </table:table-cell>
          <table:table-cell table:style-name="ce4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4" table:formula="of:=IF(ISBLANK([$'functions.hpp'.H48]);&quot;&quot;;&quot;✓&quot;)">
            <text:p/>
          </table:table-cell>
          <table:table-cell table:style-name="ce4" table:formula="of:=IF(ISBLANK([$'functions.hpp'.I48]);&quot;&quot;;&quot;✓&quot;)">
            <text:p/>
          </table:table-cell>
          <table:table-cell table:style-name="ce4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4" table:formula="of:=IF(ISBLANK([$'functions.hpp'.H49]);&quot;&quot;;&quot;✓&quot;)">
            <text:p/>
          </table:table-cell>
          <table:table-cell table:style-name="ce4" table:formula="of:=IF(ISBLANK([$'functions.hpp'.I49]);&quot;&quot;;&quot;✓&quot;)">
            <text:p/>
          </table:table-cell>
          <table:table-cell table:style-name="ce4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4" table:formula="of:=IF(ISBLANK([$'functions.hpp'.H50]);&quot;&quot;;&quot;✓&quot;)">
            <text:p/>
          </table:table-cell>
          <table:table-cell table:style-name="ce4" table:formula="of:=IF(ISBLANK([$'functions.hpp'.I50]);&quot;&quot;;&quot;✓&quot;)">
            <text:p/>
          </table:table-cell>
          <table:table-cell table:style-name="ce4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4" table:formula="of:=IF(ISBLANK([$'functions.hpp'.H51]);&quot;&quot;;&quot;✓&quot;)">
            <text:p/>
          </table:table-cell>
          <table:table-cell table:style-name="ce4" table:formula="of:=IF(ISBLANK([$'functions.hpp'.I51]);&quot;&quot;;&quot;✓&quot;)">
            <text:p/>
          </table:table-cell>
          <table:table-cell table:style-name="ce4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H53]);&quot;&quot;;&quot;✓&quot;)">
            <text:p/>
          </table:table-cell>
          <table:table-cell table:style-name="ce4" table:formula="of:=IF(ISBLANK([$'functions.hpp'.I53]);&quot;&quot;;&quot;✓&quot;)">
            <text:p/>
          </table:table-cell>
          <table:table-cell table:style-name="ce4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H55]);&quot;&quot;;&quot;✓&quot;)">
            <text:p/>
          </table:table-cell>
          <table:table-cell table:style-name="ce4" table:formula="of:=IF(ISBLANK([$'functions.hpp'.I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4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4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4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4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4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4" table:formula="of:=IF(ISBLANK([$'functions.hpp'.H61]);&quot;&quot;;&quot;✓&quot;)">
            <text:p/>
          </table:table-cell>
          <table:table-cell table:style-name="ce4" table:formula="of:=IF(ISBLANK([$'functions.hpp'.I61]);&quot;&quot;;&quot;✓&quot;)">
            <text:p/>
          </table:table-cell>
          <table:table-cell table:style-name="ce4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4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4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4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H66]);&quot;&quot;;&quot;✓&quot;)">
            <text:p/>
          </table:table-cell>
          <table:table-cell table:style-name="ce4" table:formula="of:=IF(ISBLANK([$'functions.hpp'.I66]);&quot;&quot;;&quot;✓&quot;)">
            <text:p/>
          </table:table-cell>
          <table:table-cell table:style-name="ce4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H67]);&quot;&quot;;&quot;✓&quot;)">
            <text:p/>
          </table:table-cell>
          <table:table-cell table:style-name="ce4" table:formula="of:=IF(ISBLANK([$'functions.hpp'.I67]);&quot;&quot;;&quot;✓&quot;)">
            <text:p/>
          </table:table-cell>
          <table:table-cell table:style-name="ce4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4" table:formula="of:=IF(ISBLANK([$'functions.hpp'.H68]);&quot;&quot;;&quot;✓&quot;)">
            <text:p/>
          </table:table-cell>
          <table:table-cell table:style-name="ce4" table:formula="of:=IF(ISBLANK([$'functions.hpp'.I68]);&quot;&quot;;&quot;✓&quot;)">
            <text:p/>
          </table:table-cell>
          <table:table-cell table:style-name="ce4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4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4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4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4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4" table:formula="of:=IF(ISBLANK([$'functions.hpp'.H72]);&quot;&quot;;&quot;✓&quot;)">
            <text:p/>
          </table:table-cell>
          <table:table-cell table:style-name="ce4" table:formula="of:=IF(ISBLANK([$'functions.hpp'.I72]);&quot;&quot;;&quot;✓&quot;)">
            <text:p/>
          </table:table-cell>
          <table:table-cell table:style-name="ce4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4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4" table:formula="of:=IF(ISBLANK([$'functions.hpp'.H75]);&quot;&quot;;&quot;✓&quot;)">
            <text:p/>
          </table:table-cell>
          <table:table-cell table:style-name="ce4" table:formula="of:=IF(ISBLANK([$'functions.hpp'.I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4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4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4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4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4" table:formula="of:=IF(ISBLANK([$'functions.hpp'.H80]);&quot;&quot;;&quot;✓&quot;)">
            <text:p/>
          </table:table-cell>
          <table:table-cell table:style-name="ce4" table:formula="of:=IF(ISBLANK([$'functions.hpp'.I80]);&quot;&quot;;&quot;✓&quot;)">
            <text:p/>
          </table:table-cell>
          <table:table-cell table:style-name="ce4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4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4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4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4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4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4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4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4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4" table:formula="of:=IF(ISBLANK([$'functions.hpp'.H90]);&quot;&quot;;&quot;✓&quot;)">
            <text:p/>
          </table:table-cell>
          <table:table-cell table:style-name="ce4" table:formula="of:=IF(ISBLANK([$'functions.hpp'.I90]);&quot;&quot;;&quot;✓&quot;)">
            <text:p/>
          </table:table-cell>
          <table:table-cell table:style-name="ce4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4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4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4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4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4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4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4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4" table:formula="of:=IF(ISBLANK([$'functions.hpp'.H98]);&quot;&quot;;&quot;✓&quot;)">
            <text:p/>
          </table:table-cell>
          <table:table-cell table:style-name="ce4" table:formula="of:=IF(ISBLANK([$'functions.hpp'.I98]);&quot;&quot;;&quot;✓&quot;)">
            <text:p/>
          </table:table-cell>
          <table:table-cell table:style-name="ce4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H99]);&quot;&quot;;&quot;✓&quot;)">
            <text:p/>
          </table:table-cell>
          <table:table-cell table:style-name="ce4" table:formula="of:=IF(ISBLANK([$'functions.hpp'.I99]);&quot;&quot;;&quot;✓&quot;)">
            <text:p/>
          </table:table-cell>
          <table:table-cell table:style-name="ce4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4" table:formula="of:=IF(ISBLANK([$'functions.hpp'.H100]);&quot;&quot;;&quot;✓&quot;)">
            <text:p/>
          </table:table-cell>
          <table:table-cell table:style-name="ce4" table:formula="of:=IF(ISBLANK([$'functions.hpp'.I100]);&quot;&quot;;&quot;✓&quot;)">
            <text:p/>
          </table:table-cell>
          <table:table-cell table:style-name="ce4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4" table:formula="of:=IF(ISBLANK([$'functions.hpp'.H101]);&quot;&quot;;&quot;✓&quot;)">
            <text:p/>
          </table:table-cell>
          <table:table-cell table:style-name="ce4" table:formula="of:=IF(ISBLANK([$'functions.hpp'.I101]);&quot;&quot;;&quot;✓&quot;)">
            <text:p/>
          </table:table-cell>
          <table:table-cell table:style-name="ce4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4" table:formula="of:=IF(ISBLANK([$'functions.hpp'.H102]);&quot;&quot;;&quot;✓&quot;)">
            <text:p/>
          </table:table-cell>
          <table:table-cell table:style-name="ce4" table:formula="of:=IF(ISBLANK([$'functions.hpp'.I102]);&quot;&quot;;&quot;✓&quot;)">
            <text:p/>
          </table:table-cell>
          <table:table-cell table:style-name="ce4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4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4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4" table:formula="of:=IF(ISBLANK([$'functions.hpp'.H105]);&quot;&quot;;&quot;✓&quot;)">
            <text:p/>
          </table:table-cell>
          <table:table-cell table:style-name="ce4" table:formula="of:=IF(ISBLANK([$'functions.hpp'.I105]);&quot;&quot;;&quot;✓&quot;)">
            <text:p/>
          </table:table-cell>
          <table:table-cell table:style-name="ce4" table:number-columns-repeated="2"/>
          <table:table-cell table:style-name="ce2" table:formula="of:=([.C104]=&quot;✓&quot;)+([.D104]=&quot;✓&quot;)+([.E104]=&quot;✓&quot;)+([.F10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4" table:formula="of:=IF(ISBLANK([$'functions.hpp'.H106]);&quot;&quot;;&quot;✓&quot;)">
            <text:p/>
          </table:table-cell>
          <table:table-cell table:style-name="ce4" table:formula="of:=IF(ISBLANK([$'functions.hpp'.I106]);&quot;&quot;;&quot;✓&quot;)">
            <text:p/>
          </table:table-cell>
          <table:table-cell table:style-name="ce4" table:number-columns-repeated="2"/>
          <table:table-cell table:style-name="ce2" table:formula="of:=([.C105]=&quot;✓&quot;)+([.D105]=&quot;✓&quot;)+([.E105]=&quot;✓&quot;)+([.F10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H107]);&quot;&quot;;&quot;✓&quot;)">
            <text:p/>
          </table:table-cell>
          <table:table-cell table:style-name="ce4" table:formula="of:=IF(ISBLANK([$'functions.hpp'.I107]);&quot;&quot;;&quot;✓&quot;)">
            <text:p/>
          </table:table-cell>
          <table:table-cell table:style-name="ce4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4" table:formula="of:=IF(ISBLANK([$'functions.hpp'.H109]);&quot;&quot;;&quot;✓&quot;)">
            <text:p/>
          </table:table-cell>
          <table:table-cell table:style-name="ce4" table:formula="of:=IF(ISBLANK([$'functions.hpp'.I109]);&quot;&quot;;&quot;✓&quot;)">
            <text:p/>
          </table:table-cell>
          <table:table-cell table:style-name="ce4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4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4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4"/>
          <table:table-cell table:style-name="ce2" table:formula="of:=SUM([.G2:.G110])" office:value-type="float" office:value="268" calcext:value-type="float">
            <text:p>268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614678899082569" calcext:value-type="percentage">
            <text:p>61,47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.00.0000</text:date>, <text:time style:data-style-name="N2" text:time-value="15:04:45.3923853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2T15:36:53.974237064</dc:date>
    <meta:editing-duration>PT3H25M8S</meta:editing-duration>
    <meta:editing-cycles>114</meta:editing-cycles>
    <meta:generator>LibreOffice/5.4.0.3$Linux_X86_64 LibreOffice_project/40m0$Build-3</meta:generator>
    <meta:document-statistic meta:table-count="2" meta:cell-count="1363" meta:object-count="0"/>
  </office:meta>
</office:document-meta>
</file>